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 Times" svg:font-family="'Free Ti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center" style:justify-single-word="false"/>
      <style:text-properties style:font-name="Free Times" fo:font-weight="bold" officeooo:rsid="00009b5d" officeooo:paragraph-rsid="00009b5d" style:font-weight-asian="bold" style:font-weight-complex="bold"/>
    </style:style>
    <style:style style:name="P2" style:family="paragraph" style:parent-style-name="Standard">
      <style:paragraph-properties fo:margin-left="3.997cm" fo:margin-right="0cm" fo:margin-top="0cm" fo:margin-bottom="0cm" fo:line-height="100%" fo:text-align="center" style:justify-single-word="false" fo:text-indent="0cm" style:auto-text-indent="false"/>
      <style:text-properties style:font-name="Free Times" officeooo:paragraph-rsid="0002c873"/>
    </style:style>
    <style:style style:name="P3" style:family="paragraph" style:parent-style-name="Standard">
      <style:paragraph-properties fo:margin-left="4.995cm" fo:margin-right="0cm" fo:margin-top="0cm" fo:margin-bottom="0cm" fo:line-height="100%" fo:text-align="start" style:justify-single-word="false" fo:text-indent="0cm" style:auto-text-indent="false"/>
      <style:text-properties style:font-name="Free Times" officeooo:paragraph-rsid="0002c873"/>
    </style:style>
    <style:style style:name="P4" style:family="paragraph" style:parent-style-name="Standard">
      <style:paragraph-properties fo:margin-left="4.995cm" fo:margin-right="0cm" fo:margin-top="0cm" fo:margin-bottom="0cm" fo:line-height="100%" fo:text-align="start" style:justify-single-word="false" fo:text-indent="0cm" style:auto-text-indent="false"/>
      <style:text-properties style:font-name="Free Times" officeooo:paragraph-rsid="00009b5d"/>
    </style:style>
    <style:style style:name="P5" style:family="paragraph" style:parent-style-name="Standard">
      <style:paragraph-properties fo:margin-left="4.995cm" fo:margin-right="0cm" fo:margin-top="0cm" fo:margin-bottom="0cm" fo:line-height="100%" fo:text-align="end" style:justify-single-word="false" fo:text-indent="0cm" style:auto-text-indent="false"/>
      <style:text-properties style:font-name="Free Times" officeooo:rsid="00009b5d" officeooo:paragraph-rsid="00009b5d"/>
    </style:style>
    <style:style style:name="P6" style:family="paragraph" style:parent-style-name="Text_20_body">
      <style:paragraph-properties fo:margin-left="4.995cm" fo:margin-right="0cm" fo:margin-top="0cm" fo:margin-bottom="0cm" fo:line-height="100%" fo:text-align="start" style:justify-single-word="false" fo:text-indent="0cm" style:auto-text-indent="false"/>
      <style:text-properties style:font-name="Free Times" officeooo:paragraph-rsid="00009b5d"/>
    </style:style>
    <style:style style:name="T1" style:family="text">
      <style:text-properties officeooo:rsid="00009b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ИРОСКАФ</text:p>
      <text:p text:style-name="P2"/>
      <text:p text:style-name="P3">Дикою, грозною ласкою полны,</text:p>
      <text:p text:style-name="P3">Бьют в наш корабль средиземные волны.</text:p>
      <text:p text:style-name="P3">Вот над кормою стал капитан.</text:p>
      <text:p text:style-name="P3">Визгнул свисток его. Братствуя с паром,</text:p>
      <text:p text:style-name="P3">Ветру наш парус раздался недаром:</text:p>
      <text:p text:style-name="P3">Пенясь, глубоко вздохнул океан!</text:p>
      <text:p text:style-name="P3"/>
      <text:p text:style-name="P3">Мч<text:span text:style-name="T1">имся</text:span>. Колеса могучей машины</text:p>
      <text:p text:style-name="P3">Роют волнистое лоно пучины.</text:p>
      <text:p text:style-name="P3">Парус надулся. Берег исчез.</text:p>
      <text:p text:style-name="P3">Наедине мы с морскими волнами,</text:p>
      <text:p text:style-name="P3">Только что чайка вьется за нами</text:p>
      <text:p text:style-name="P3">Белая, рея меж вод и небес.</text:p>
      <text:p text:style-name="P3"/>
      <text:p text:style-name="P3">Только вдали, океана жилица,</text:p>
      <text:p text:style-name="P3">Чайке подобна, вод его птица,</text:p>
      <text:p text:style-name="P3">Парус развив, как большое крыло,</text:p>
      <text:p text:style-name="P3">С бурной стихией в томительном споре,</text:p>
      <text:p text:style-name="P3">Лодка рыбачья качается в море,-</text:p>
      <text:p text:style-name="P3">С брегом набрежное скрылось, ушло!</text:p>
      <text:p text:style-name="P3"/>
      <text:p text:style-name="P3">Много земель я оставил за мною;</text:p>
      <text:p text:style-name="P3">Вынес я много смятенной душою</text:p>
      <text:p text:style-name="P3">Радостей ложных, истинных зол;</text:p>
      <text:p text:style-name="P3">Много мятежных решил я вопросов.</text:p>
      <text:p text:style-name="P3">Прежде чем руки марсельских матросов</text:p>
      <text:p text:style-name="P3">Подняли якорь, надежды символ!</text:p>
      <text:p text:style-name="P3"/>
      <text:p text:style-name="P3">С детства влекла меня сердца тренога</text:p>
      <text:p text:style-name="P3">В область свободную влажного бога:</text:p>
      <text:p text:style-name="P3">Жадные длани я к ней простирал,</text:p>
      <text:p text:style-name="P3">Темную страсть мою днесь награждая,</text:p>
      <text:p text:style-name="P3">Кротко щадит меня немочь морская:</text:p>
      <text:p text:style-name="P3">Пеною здравья брызжет мне вал!</text:p>
      <text:p text:style-name="P3"/>
      <text:p text:style-name="P3">Нужды нет, близко ль, далеко ль до брега!</text:p>
      <text:p text:style-name="P3">В сердце к нему приготовлена нега.</text:p>
      <text:p text:style-name="P3">Вижу Фетиду; мне жребий благой</text:p>
      <text:p text:style-name="P3">Емлет она из лазоревой урны:</text:p>
      <text:p text:style-name="P3">Завтра увижу я башни Ливурны,</text:p>
      <text:p text:style-name="P3">Завтра увижу Элизий земной! </text:p>
      <text:p text:style-name="P4"><text:soft-page-break/></text:p>
      <text:p text:style-name="P5">Евгений Баратынский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 Times" svg:font-family="'Free Ti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ndrey </meta:initial-creator>
    <meta:creation-date>2011-11-04T20:43:10</meta:creation-date>
    <dc:date>2011-11-05T19:48:38</dc:date>
    <dc:creator>annndrey </dc:creator>
    <meta:editing-duration>PT01H35M12S</meta:editing-duration>
    <meta:editing-cycles>5</meta:editing-cycles>
    <meta:generator>OpenOffice.org/3.2$Linux OpenOffice.org_project/320m19$Build-9505</meta:generator>
    <meta:document-statistic meta:table-count="0" meta:image-count="0" meta:object-count="0" meta:page-count="2" meta:paragraph-count="38" meta:word-count="186" meta:character-count="1163"/>
  </office:meta>
</office:document-meta>
</file>